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070000000BDBABE1F21BBACA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paragraph-rsid="00068142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style:text-underline-mode="continuous" style:text-overline-mode="continuous" style:text-line-through-mode="continuous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6pt" style:text-underline-mode="continuous" style:text-overline-mode="continuous" style:text-line-through-mode="continuous" style:font-size-asian="5.25pt" style:font-size-complex="6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0de2f5"/>
    </style:style>
    <style:style style:name="P12" style:family="paragraph" style:parent-style-name="Normal">
      <style:paragraph-properties fo:margin-left="0cm" fo:margin-right="0.52cm" fo:text-align="justify" style:justify-single-word="false" fo:text-indent="-0.635cm" style:auto-text-indent="false"/>
      <style:text-properties style:font-name="Arial" fo:font-size="12pt" style:text-underline-style="none" officeooo:paragraph-rsid="00050163" style:font-size-asian="12pt" style:font-size-complex="12pt"/>
    </style:style>
    <style:style style:name="P13" style:family="paragraph" style:parent-style-name="Normal">
      <style:paragraph-properties fo:margin-left="0.042cm" fo:margin-right="0cm" fo:margin-top="0cm" fo:margin-bottom="0.263cm" loext:contextual-spacing="false" fo:line-height="108%" fo:text-align="justify" style:justify-single-word="false" fo:text-indent="0cm" style:auto-text-indent="false">
        <style:tab-stops/>
      </style:paragraph-properties>
      <style:text-properties style:font-name="Arial" fo:font-size="12pt" style:text-underline-style="solid" style:text-underline-width="auto" style:text-underline-color="#000000" officeooo:paragraph-rsid="00050163" style:text-underline-mode="continuous" style:text-overline-mode="continuous" style:text-line-through-mode="continuous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officeooo:paragraph-rsid="00133936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#000000" officeooo:rsid="00050163" style:text-underline-mode="continuous" style:text-overline-mode="continuous" style:text-line-through-mode="continuous"/>
    </style:style>
    <style:style style:name="T3" style:family="text">
      <style:text-properties style:text-position="super 64%"/>
    </style:style>
    <style:style style:name="T4" style:family="text">
      <style:text-properties style:text-position="super 64%" style:font-name="Arial" fo:font-size="12pt" style:font-size-asian="12pt" style:font-size-complex="12pt"/>
    </style:style>
    <style:style style:name="T5" style:family="text">
      <style:text-properties style:font-name="Arial"/>
    </style:style>
    <style:style style:name="T6" style:family="text">
      <style:text-properties style:font-name="Arial" fo:font-size="12pt" style:text-underline-style="solid" style:text-underline-width="auto" style:text-underline-color="#000000" style:text-underline-mode="continuous" style:text-overline-mode="continuous" style:text-line-through-mode="continuous" style:font-size-asian="12pt" style:font-size-complex="12pt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011bf6a" style:font-size-asian="12pt" style:font-size-complex="12pt"/>
    </style:style>
    <style:style style:name="T9" style:family="text">
      <style:text-properties style:font-name="Arial" fo:font-size="12pt" officeooo:rsid="00133936" style:font-size-asian="12pt" style:font-size-complex="12pt"/>
    </style:style>
    <style:style style:name="T10" style:family="text">
      <style:text-properties style:font-name="Arial" fo:font-size="12pt" style:text-underline-style="none" style:text-underline-mode="continuous" style:text-overline-mode="continuous" style:text-line-through-mode="continuous" style:font-size-asian="12pt" style:font-size-complex="12pt"/>
    </style:style>
    <style:style style:name="T11" style:family="text">
      <style:text-properties style:font-name="Arial" fo:font-size="12pt" style:text-underline-style="none" officeooo:rsid="00056ee9" style:text-underline-mode="continuous" style:text-overline-mode="continuous" style:text-line-through-mode="continuous" style:font-size-asian="12pt" style:font-size-complex="12pt"/>
    </style:style>
    <style:style style:name="T12" style:family="text">
      <style:text-properties style:font-name="Arial" fo:font-size="12pt" style:text-underline-mode="continuous" style:text-overline-mode="continuous" style:text-line-through-mode="continuous" style:font-size-asian="12pt" style:font-size-complex="12pt"/>
    </style:style>
    <style:style style:name="T13" style:family="text">
      <style:text-properties style:font-name="Arial" fo:font-size="12pt" officeooo:rsid="00056ee9" style:text-underline-mode="continuous" style:text-overline-mode="continuous" style:text-line-through-mode="continuous" style:font-size-asian="12pt" style:font-size-complex="12pt"/>
    </style:style>
    <style:style style:name="T1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Arial" officeooo:rsid="00056ee9"/>
    </style:style>
    <style:style style:name="T16" style:family="text">
      <style:text-properties officeooo:rsid="00056ee9"/>
    </style:style>
    <style:style style:name="T17" style:family="text">
      <style:text-properties officeooo:rsid="00061f27"/>
    </style:style>
    <style:style style:name="T18" style:family="text">
      <style:text-properties style:text-underline-mode="continuous" style:text-overline-mode="continuous" style:text-line-through-mode="continuous"/>
    </style:style>
    <style:style style:name="T19" style:family="text">
      <style:text-properties style:text-position="0% 100%" officeooo:rsid="001199dd" style:text-underline-mode="continuous" style:text-overline-mode="continuous" style:text-line-through-mode="continuous"/>
    </style:style>
    <style:style style:name="T20" style:family="text">
      <style:text-properties style:text-position="0% 100%" style:font-name="Arial" fo:font-size="12pt" officeooo:rsid="0011bf6a" style:font-size-asian="12pt" style:font-size-complex="12pt"/>
    </style:style>
    <style:style style:name="T21" style:family="text">
      <style:text-properties officeooo:rsid="0011bf6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 A L'ATTENTION DES ÉLUS</text:p>
      <text:p text:style-name="P1">Procédure d'utilisation du logement de dépannage </text:p>
      <text:p text:style-name="P1"><text:span text:style-name="T18">Logement n</text:span><text:span text:style-name="T3">0 </text:span><text:span text:style-name="T19">6</text:span></text:p>
      <text:p text:style-name="P1">Situé 16 rue de Verdun (entrée à côté du restaurant scolaire Jourdain) </text:p>
      <text:p text:style-name="P1">le jeu de clés se trouve dans la mallette</text:p>
      <text:p text:style-name="P2"/>
      <text:p text:style-name="P3"><text:span text:style-name="T1">LE LOGEMENT DE </text:span><text:span text:style-name="T2">DÉPANNAGE</text:span><text:span text:style-name="T1"> NE DOIT SERVIR QU'EN CAS D' INCENDIE </text:span></text:p>
      <text:p text:style-name="P3"><text:span text:style-name="T1">OU AUTRES, AYANT </text:span><text:span text:style-name="T2">ENTRAÎNE</text:span><text:span text:style-name="T1"> LA DESTRUCTION TOTALE OU</text:span></text:p>
      <text:p text:style-name="P3">PARTIELLE DE L'HABITATION PRINCIPALE LA RENDANT HORS D'USAGE</text:p>
      <text:p text:style-name="P3"/>
      <text:p text:style-name="P7"/>
      <text:p text:style-name="P7"/>
      <text:p text:style-name="P11"><text:span text:style-name="Default_20_Paragraph_20_Font"><text:span text:style-name="T6">Catégorie</text:span></text:span><text:span text:style-name="Default_20_Paragraph_20_Font"><text:span text:style-name="T10"> </text:span></text:span><text:span text:style-name="T7">: appartement de type </text:span><text:span text:style-name="T8">4</text:span><text:span text:style-name="T7"> dans immeuble avec parking - accès avec un digicode : 45412 (ou ouverture du hall avec une clé)</text:span></text:p>
      <text:p text:style-name="P14"><text:span text:style-name="Default_20_Paragraph_20_Font"><text:span text:style-name="T6">Situation</text:span></text:span><text:span text:style-name="T7"> : </text:span><text:span text:style-name="T9">Dernier</text:span><text:span text:style-name="T7"> étage (sans ascenseur) porte </text:span><text:span text:style-name="T8">droite</text:span><text:span text:style-name="T7"> - appartement n</text:span><text:span text:style-name="Default_20_Paragraph_20_Font"><text:span text:style-name="T4">o </text:span></text:span><text:span text:style-name="Default_20_Paragraph_20_Font"><text:span text:style-name="T20">6</text:span></text:span><text:span text:style-name="T7"> </text:span></text:p>
      <text:p text:style-name="P14"><text:span text:style-name="Default_20_Paragraph_20_Font"><text:span text:style-name="T6">Fonctionnement </text:span></text:span><text:span text:style-name="T7">: les compteurs d'eau, de gaz et d'électricité seront ouverts (aucune manipulation à prévoir).</text:span></text:p>
      <text:p text:style-name="P7">Le chauffage sera mis au minimum.</text:p>
      <text:p text:style-name="P10"><text:span text:style-name="Default_20_Paragraph_20_Font"><text:span text:style-name="T6">Capacité d'hébergement</text:span></text:span><text:span text:style-name="T7"> : 6 personnes<text:tab/></text:span><text:span text:style-name="T7"><draw:frame draw:style-name="fr1" draw:name="Picture 1908" text:anchor-type="as-char" svg:y="0cm" svg:width="0.058cm" style:rel-width="scale" svg:height="0.093cm" style:rel-height="scale" draw:z-index="0"><draw:image xlink:href="Pictures/10000000000000070000000BDBABE1F21BBACAD0.jpg" xlink:type="simple" xlink:show="embed" xlink:actuate="onLoad" loext:mime-type="image/jpeg"/></draw:frame></text:span></text:p>
      <text:p text:style-name="P10"><text:span text:style-name="Default_20_Paragraph_20_Font"><text:span text:style-name="T6">Durée d'occupation des lieux</text:span></text:span><text:span text:style-name="T7"> : 8 jours maximum</text:span></text:p>
      <text:p text:style-name="P4"/>
      <text:p text:style-name="P10"><text:span text:style-name="Default_20_Paragraph_20_Font"><text:span text:style-name="T6">Matériel mis à disposition :</text:span></text:span><text:span text:style-name="Default_20_Paragraph_20_Font"><text:span text:style-name="T10"> </text:span></text:span></text:p>
      <text:p text:style-name="P4"/>
      <text:p text:style-name="P10"><text:span text:style-name="T13">- <text:s/>A</text:span><text:span text:style-name="T12">meublement sommaire : table, chaises, lits, couvertures, draps, serviettes de toilette, torchons, 1 frigidaire, 1 cuisinière, vaisselle, etc.</text:span></text:p>
      <text:p text:style-name="P8"/>
      <text:p text:style-name="P10"><text:span text:style-name="T11">- <text:s/>N</text:span><text:span text:style-name="T10">ourriture de dépannage : conserves, pâtes, riz, café soluble, chocolat, biscottes, etc.</text:span></text:p>
      <text:p text:style-name="P5"/>
      <text:p text:style-name="P10">-<text:span text:style-name="T5"> <text:s/>Fiche « démarches » avec numéros de téléphone utiles : </text:span><text:span text:style-name="T15">Pôle Solid’R - </text:span><text:span text:style-name="T5">service logement - services techniques - police municipale - assistantes sociales du </text:span><text:span text:style-name="T15">C</text:span><text:span text:style-name="T5">onseil </text:span><text:span text:style-name="T15">G</text:span><text:span text:style-name="T5">énéral - SAUR - EDF/GDF</text:span></text:p>
      <text:p text:style-name="P12"/>
      <text:p text:style-name="P10"><text:span text:style-name="Default_20_Paragraph_20_Font"><text:span text:style-name="T6">Un contrat de mise à disposition temporaire</text:span></text:span><text:span text:style-name="T7"> (en deux exemplaires) sera à faire signer le jour même du sinistre par les occupants de l'appartement de dépannage et par l'élu. </text:span><text:span text:style-name="T14">(contrats vierges dans la mallette et dans le tiroir du milieu du meuble de salle à manger)</text:span></text:p>
      <text:p text:style-name="P6"/>
      <text:p text:style-name="P7">Les services techniques – <text:span text:style-name="T21">Le responsable du CTM </text:span>gère les problèmes d'ordre techniques (plomberie,chauffage, serrure, dégradation portes/murs, entretien courant)</text:p>
      <text:p text:style-name="P7"/>
      <text:p text:style-name="P7">Prévenir le <text:span text:style-name="T16">Pôle Solid’R</text:span> (02 38 71 93 42) dès <text:span text:style-name="T17">l’ouverture</text:span> des bureaux qui prendra contact avec les sinistrés et évaluera les besoins nécessaires.</text:p>
      <text:p text:style-name="P13"/>
      <text:p text:style-name="P13"/>
      <text:p text:style-name="P9">Prévenir aussitôt la police municipale de l’occupation des lie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margin-left="0.069cm" fo:margin-right="0cm" fo:margin-top="0cm" fo:margin-bottom="0.002cm" loext:contextual-spacing="false" fo:line-height="103%" fo:text-align="justify" style:justify-single-word="false" fo:hyphenation-ladder-count="no-limit" fo:text-indent="-0.009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Default_20_Paragraph_20_Font" style:display-name="Default Paragraph Font" style:family="text"/>
    <style:style style:name="WW_5f_CharLFO1LVL2" style:display-name="WW_CharLFO1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697cm" style:num-format="1" style:print-orientation="portrait" fo:margin-top="2.198cm" fo:margin-bottom="1.542cm" fo:margin-left="1.99cm" fo:margin-right="2.0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1:54:06.585000000</meta:creation-date>
    <meta:editing-duration>PT20M38S</meta:editing-duration>
    <meta:editing-cycles>11</meta:editing-cycles>
    <meta:generator>LibreOffice/6.0.6.2$Windows_X86_64 LibreOffice_project/0c292870b25a325b5ed35f6b45599d2ea4458e77</meta:generator>
    <dc:date>2022-05-17T15:01:34.514000000</dc:date>
    <dc:creator>Stéphanie OLLIVIER</dc:creator>
    <meta:document-statistic meta:table-count="0" meta:image-count="1" meta:object-count="0" meta:page-count="1" meta:paragraph-count="22" meta:word-count="298" meta:character-count="1890" meta:non-whitespace-character-count="1604"/>
  </office:meta>
</office:document-meta>
</file>